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09.54mm"/>
    </style:style>
    <style:style style:name="co2" style:family="table-column">
      <style:table-column-properties fo:break-before="auto" style:column-width="45.24mm"/>
    </style:style>
    <style:style style:name="co3" style:family="table-column">
      <style:table-column-properties fo:break-before="auto" style:column-width="27.52mm"/>
    </style:style>
    <style:style style:name="co4" style:family="table-column">
      <style:table-column-properties fo:break-before="auto" style:column-width="38.1mm"/>
    </style:style>
    <style:style style:name="co5" style:family="table-column">
      <style:table-column-properties fo:break-before="auto" style:column-width="74.35mm"/>
    </style:style>
    <style:style style:name="co6" style:family="table-column">
      <style:table-column-properties fo:break-before="auto" style:column-width="21.17mm"/>
    </style:style>
    <style:style style:name="co7" style:family="table-column">
      <style:table-column-properties fo:break-before="auto" style:column-width="23.28mm"/>
    </style:style>
    <style:style style:name="ro1" style:family="table-row">
      <style:table-row-properties style:row-height="5.56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0.58mm" fo:break-before="auto" style:use-optimal-row-height="tru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29mm" fo:break-before="auto" style:use-optimal-row-height="false"/>
    </style:style>
    <style:style style:name="ro6" style:family="table-row">
      <style:table-row-properties style:row-height="5.56mm" fo:break-before="auto" style:use-optimal-row-height="false"/>
    </style:style>
    <style:style style:name="ro7" style:family="table-row">
      <style:table-row-properties style:row-height="4.97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Calibri" style:font-name-asian="Calibri1" style:font-name-complex="Calibri1"/>
    </style:style>
    <style:style style:name="ce1" style:family="table-cell" style:parent-style-name="Default" style:data-style-name="N0"/>
    <style:style style:name="ce5" style:family="table-cell" style:parent-style-name="Excel_20_Built-in_20_Check_20_Cell" style:data-style-name="N0">
      <style:table-cell-properties fo:background-color="#a5a5a5" style:cell-protect="protected" style:print-content="true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6" style:family="table-cell" style:parent-style-name="Default" style:data-style-name="N0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4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7" style:family="table-cell" style:parent-style-name="Default" style:data-style-name="N0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19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1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4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104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6" style:family="table-cell" style:parent-style-name="Default" style:data-style-name="N104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25" style:family="table-cell" style:parent-style-name="Default" style:data-style-name="N41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6" style:family="table-cell" style:parent-style-name="Default" style:data-style-name="N0">
      <style:table-cell-properties fo:background-color="#a6a6a6" style:text-align-source="fix" style:repeat-content="false" fo:wrap-option="wrap" fo:border="0.06pt solid #000000" style:vertical-align="middle"/>
      <style:paragraph-properties fo:text-align="center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ce27" style:family="table-cell" style:parent-style-name="Default" style:data-style-name="N36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2" style:family="table-cell" style:parent-style-name="Default" style:data-style-name="N37">
      <style:table-cell-properties style:text-align-source="fix" style:repeat-content="false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5" style:family="table-cell" style:parent-style-name="Default" style:data-style-name="N37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1" style:family="table-cell" style:parent-style-name="Default" style:data-style-name="N36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18" style:family="table-cell" style:parent-style-name="Default" style:data-style-name="N37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0" style:family="table-cell" style:parent-style-name="Default" style:data-style-name="N37">
      <style:table-cell-properties style:text-align-source="fix" style:repeat-content="false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2" style:family="table-cell" style:parent-style-name="Default" style:data-style-name="N37">
      <style:table-cell-properties fo:border-bottom="none" style:text-align-source="fix" style:repeat-content="false" fo:wrap-option="wrap" fo:border-left="0.06pt solid #000000" fo:border-right="0.06pt solid #000000" fo:border-top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4" style:family="table-cell" style:parent-style-name="Default" style:data-style-name="N36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23" style:family="table-cell" style:parent-style-name="Default" style:data-style-name="N37">
      <style:table-cell-properties fo:border-bottom="none" style:text-align-source="fix" style:repeat-content="false" fo:background-color="transparent" fo:wrap-option="wrap" fo:border-left="0.06pt solid #000000" fo:border-right="0.06pt solid #000000" fo:border-top="0.06pt solid #000000" style:vertical-align="middle"/>
      <style:paragraph-properties fo:text-align="center"/>
      <style:text-properties style:font-name="Calibri" style:font-name-asian="Calibri1" style:font-name-complex="Calibri1"/>
    </style:style>
    <style:style style:name="ce48" style:family="table-cell" style:parent-style-name="Default" style:data-style-name="N44">
      <style:table-cell-properties style:text-align-source="fix" style:repeat-content="false" fo:wrap-option="wrap" fo:border="0.06pt solid #000000" style:vertical-align="automatic"/>
      <style:paragraph-properties fo:text-align="center"/>
      <style:text-properties style:font-name="Calibri" style:font-name-asian="Calibri1" style:font-name-complex="Calibri1"/>
    </style:style>
    <style:style style:name="ce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12pt" style:font-size-asian="12pt" style:font-size-complex="12pt"/>
    </style:style>
    <style:style style:name="ce9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  <style:text-properties fo:font-size="12pt" style:font-size-asian="12pt" style:font-size-complex="12pt"/>
    </style:style>
    <style:style style:name="ce10" style:family="table-cell" style:parent-style-name="Default" style:data-style-name="N0">
      <style:table-cell-properties style:text-align-source="fix" style:repeat-content="false" fo:background-color="transparent" fo:wrap-option="wrap" style:vertical-align="automatic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Hoja1" table:style-name="ta1">
        <table:table-column table:style-name="co1" table:default-cell-style-name="ce4"/>
        <table:table-column table:style-name="co2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7" table:default-cell-style-name="ce4"/>
        <table:table-column table:style-name="co7" table:default-cell-style-name="ce4"/>
        <table:table-row table:style-name="ro1">
          <table:table-cell table:style-name="ce2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office:value-type="string" calcext:value-type="string">
            <text:p>These hours have been counted once the delivery of the wiki has been made</text:p>
          </table:table-cell>
          <table:table-cell table:style-name="ce1" table:number-columns-repeated="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5" office:value-type="string" calcext:value-type="string">
            <text:p>Person Average</text:p>
          </table:table-cell>
          <table:table-cell table:style-name="ce5" office:value-type="string" calcext:value-type="string">
            <text:p>Estimated Total Time</text:p>
          </table:table-cell>
          <table:table-cell table:style-name="ce5" office:value-type="string" calcext:value-type="string">
            <text:p>Real Total Time</text:p>
          </table:table-cell>
          <table:table-cell table:style-name="ce6" office:value-type="string" calcext:value-type="string">
            <text:p>Average error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71:10 h</text:p>
          </table:table-cell>
          <table:table-cell table:style-name="ce26" office:value-type="string" calcext:value-type="string">
            <text:p>87:35 h</text:p>
          </table:table-cell>
          <table:table-cell table:style-name="ce27" office:value-type="string" calcext:value-type="string">
            <text:p>-16.81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58:15 h</text:p>
          </table:table-cell>
          <table:table-cell table:style-name="ce26" office:value-type="string" calcext:value-type="string">
            <text:p>80:05 h</text:p>
          </table:table-cell>
          <table:table-cell table:style-name="ce27" office:value-type="string" calcext:value-type="string">
            <text:p>-17.79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75:45 h</text:p>
          </table:table-cell>
          <table:table-cell table:style-name="ce26" office:value-type="string" calcext:value-type="string">
            <text:p>103:30 h</text:p>
          </table:table-cell>
          <table:table-cell table:style-name="ce27" office:value-type="string" calcext:value-type="string">
            <text:p>-21.69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/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80:10 h</text:p>
          </table:table-cell>
          <table:table-cell table:style-name="ce26" office:value-type="string" calcext:value-type="string">
            <text:p>90:30 h</text:p>
          </table:table-cell>
          <table:table-cell table:style-name="ce27" office:value-type="string" calcext:value-type="string">
            <text:p>-21.07 %</text:p>
          </table:table-cell>
          <table:table-cell table:style-name="ce1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" table:number-columns-repeated="6"/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5" office:value-type="string" calcext:value-type="string">
            <text:p>Tasca</text:p>
          </table:table-cell>
          <table:table-cell table:style-name="ce5" office:value-type="string" calcext:value-type="string">
            <text:p>Persona Encarregada</text:p>
          </table:table-cell>
          <table:table-cell table:style-name="ce5" office:value-type="string" calcext:value-type="string">
            <text:p>Estimated Task Time</text:p>
          </table:table-cell>
          <table:table-cell table:style-name="ce5" office:value-type="string" calcext:value-type="string">
            <text:p>Real Task Time</text:p>
          </table:table-cell>
          <table:table-cell table:style-name="ce6" office:value-type="string" calcext:value-type="string">
            <text:p>Data d'implementació</text:p>
          </table:table-cell>
          <table:table-cell table:style-name="ce6" office:value-type="string" calcext:value-type="string">
            <text:p>Difference between estimated and real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4">
          <table:table-cell table:style-name="ce26" office:value-type="string" calcext:value-type="string">
            <text:p>Fixing background colliders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1:45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Fixed camera scrolling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0:30h</text:p>
          </table:table-cell>
          <table:table-cell table:style-name="ce26" office:value-type="string" calcext:value-type="string">
            <text:p>0:15h</text:p>
          </table:table-cell>
          <table:table-cell table:style-name="ce27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Improving “add bounds to stage” function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1:15h</text:p>
          </table:table-cell>
          <table:table-cell table:style-name="ce27" office:value-type="date" office:date-value="2019-04-11" calcext:value-type="date">
            <text:p>11/04/2019</text:p>
          </table:table-cell>
          <table:table-cell table:style-name="ce27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Adding collision boxes to standing, forwards, backwards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2h</text:p>
          </table:table-cell>
          <table:table-cell table:style-name="ce26" office:value-type="string" calcext:value-type="string">
            <text:p>1:30h</text:p>
          </table:table-cell>
          <table:table-cell table:style-name="ce12" office:value-type="date" office:date-value="2019-04-19" calcext:value-type="date">
            <text:p>19/04/19</text:p>
          </table:table-cell>
          <table:table-cell table:style-name="ce27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26" office:value-type="string" calcext:value-type="string">
            <text:p>Fixing camera (provisional, but working as intended)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1:20h</text:p>
          </table:table-cell>
          <table:table-cell table:style-name="ce12" office:value-type="date" office:date-value="2019-04-21" calcext:value-type="date">
            <text:p>21/04/19</text:p>
          </table:table-cell>
          <table:table-cell table:style-name="ce1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6">
          <table:table-cell table:style-name="ce26" office:value-type="string" calcext:value-type="string">
            <text:p>Fixing stage sizes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0:10 h</text:p>
          </table:table-cell>
          <table:table-cell table:style-name="ce26" office:value-type="string" calcext:value-type="string">
            <text:p>0:20 h</text:p>
          </table:table-cell>
          <table:table-cell table:style-name="ce12" office:value-type="date" office:date-value="2019-04-21" calcext:value-type="date">
            <text:p>21/04/19</text:p>
          </table:table-cell>
          <table:table-cell table:style-name="ce11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26" office:value-type="string" calcext:value-type="string">
            <text:p>Adding/Fixing Animations (idle, fwd,back,crouch,crouching,standing)</text:p>
          </table:table-cell>
          <table:table-cell table:style-name="ce26" office:value-type="string" calcext:value-type="string">
            <text:p>Adria</text:p>
          </table:table-cell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3h</text:p>
          </table:table-cell>
          <table:table-cell table:style-name="ce12" office:value-type="date" office:date-value="2019-04-21" calcext:value-type="date">
            <text:p>21/04/19</text:p>
          </table:table-cell>
          <table:table-cell table:style-name="ce2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Add Fade out fade in</text:p>
          </table:table-cell>
          <table:table-cell table:style-name="ce26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26" office:value-type="string" calcext:value-type="string">
            <text:p>0:45 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2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Fixing colliders detection</text:p>
          </table:table-cell>
          <table:table-cell table:style-name="ce26" office:value-type="string" calcext:value-type="string">
            <text:p>Adriá</text:p>
          </table:table-cell>
          <table:table-cell table:style-name="ce13" office:value-type="string" calcext:value-type="string">
            <text:p>0:30 h</text:p>
          </table:table-cell>
          <table:table-cell table:style-name="ce26" office:value-type="string" calcext:value-type="string">
            <text:p>1:10 h</text:p>
          </table:table-cell>
          <table:table-cell table:style-name="ce27" office:value-type="date" office:date-value="2019-04-09" calcext:value-type="date">
            <text:p>09/04/2019</text:p>
          </table:table-cell>
          <table:table-cell table:style-name="ce27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Players shouldnt move beyond camera</text:p>
          </table:table-cell>
          <table:table-cell table:style-name="ce26" office:value-type="string" calcext:value-type="string">
            <text:p>Adrià</text:p>
          </table:table-cell>
          <table:table-cell table:style-name="ce26" office:value-type="string" calcext:value-type="string">
            <text:p>0:35h</text:p>
          </table:table-cell>
          <table:table-cell table:style-name="ce26" office:value-type="string" calcext:value-type="string">
            <text:p>0:20h</text:p>
          </table:table-cell>
          <table:table-cell table:style-name="ce27" office:value-type="date" office:date-value="2019-04-08" calcext:value-type="date">
            <text:p>08/04/2019</text:p>
          </table:table-cell>
          <table:table-cell table:style-name="ce27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Fixing detection formula</text:p>
          </table:table-cell>
          <table:table-cell table:style-name="ce26" office:value-type="string" calcext:value-type="string">
            <text:p>Adrià</text:p>
          </table:table-cell>
          <table:table-cell table:number-columns-repeated="2" table:style-name="ce26" office:value-type="string" calcext:value-type="string">
            <text:p>0:20h</text:p>
          </table:table-cell>
          <table:table-cell table:style-name="ce27" office:value-type="date" office:date-value="2019-04-11" calcext:value-type="date">
            <text:p>11/04/2019</text:p>
          </table:table-cell>
          <table:table-cell table:style-name="ce27" office:value-type="string" calcext:value-type="string">
            <text:p>0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Trying to fix camera (NOT SUCCESSFUL)</text:p>
          </table:table-cell>
          <table:table-cell table:style-name="ce26" office:value-type="string" calcext:value-type="string">
            <text:p>Adria, Jose</text:p>
          </table:table-cell>
          <table:table-cell table:style-name="ce26" office:value-type="string" calcext:value-type="string">
            <text:p>0:30h</text:p>
          </table:table-cell>
          <table:table-cell table:style-name="ce26" office:value-type="string" calcext:value-type="string">
            <text:p>4:30h</text:p>
          </table:table-cell>
          <table:table-cell table:style-name="ce12" office:value-type="date" office:date-value="2019-04-19" calcext:value-type="date">
            <text:p>19/04/19</text:p>
          </table:table-cell>
          <table:table-cell table:style-name="ce27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General improvement of code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10 h</text:p>
          </table:table-cell>
          <table:table-cell table:style-name="ce14" office:value-type="string" calcext:value-type="string">
            <text:p>0:45 h</text:p>
          </table:table-cell>
          <table:table-cell table:style-name="ce15" office:value-type="date" office:date-value="2019-04-10" calcext:value-type="date">
            <text:p>10/04/19</text:p>
          </table:table-cell>
          <table:table-cell table:style-name="ce27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x Camera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4 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2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Making collisions with projectile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4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27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Change module Honda for Sagat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2 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27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hit type in collider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0 h</text:p>
          </table:table-cell>
          <table:table-cell table:style-name="ce11" office:value-type="date" office:date-value="2019-04-08" calcext:value-type="date">
            <text:p>08/04/2019</text:p>
          </table:table-cell>
          <table:table-cell table:style-name="ce11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5">
          <table:table-cell table:style-name="ce14" office:value-type="string" calcext:value-type="string">
            <text:p>Fix hitbox Hadoken Player 2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4-06" calcext:value-type="date">
            <text:p>06/04/2019</text:p>
          </table:table-cell>
          <table:table-cell table:style-name="ce11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Put frames of each movement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1:30 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Fix objects in the front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0 h</text:p>
          </table:table-cell>
          <table:table-cell table:style-name="ce11" office:value-type="date" office:date-value="2019-04-12" calcext:value-type="date">
            <text:p>12/04/2019</text:p>
          </table:table-cell>
          <table:table-cell table:style-name="ce11" office:value-type="string" calcext:value-type="string">
            <text:p>-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Fix collisions with wall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20 h</text:p>
          </table:table-cell>
          <table:table-cell table:style-name="ce14" office:value-type="string" calcext:value-type="string">
            <text:p>2:3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Module font implemented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4-15" calcext:value-type="date">
            <text:p>15/04/2019</text:p>
          </table:table-cell>
          <table:table-cell table:style-name="ce11" office:value-type="string" calcext:value-type="string">
            <text:p>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Semi-implementation of the time marker</text:p>
          </table:table-cell>
          <table:table-cell table:style-name="ce14" office:value-type="string" calcext:value-type="string">
            <text:p>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1" office:value-type="date" office:date-value="2019-04-15" calcext:value-type="date">
            <text:p>15/04/2019</text:p>
          </table:table-cell>
          <table:table-cell table:style-name="ce27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Implementation of the UI and Blit of the KO ic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3 h</text:p>
          </table:table-cell>
          <table:table-cell table:style-name="ce11" office:value-type="date" office:date-value="2019-04-16" calcext:value-type="date">
            <text:p>16/04/2019</text:p>
          </table:table-cell>
          <table:table-cell table:style-name="ce15" office:value-type="string" calcext:value-type="string">
            <text:p>0:3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Treatment of time of tasks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0:20 h</text:p>
          </table:table-cell>
          <table:table-cell table:style-name="ce27" office:value-type="date" office:date-value="2019-04-14" calcext:value-type="date">
            <text:p>14/04/2019</text:p>
          </table:table-cell>
          <table:table-cell table:style-name="ce12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Recompose the UI spritesheet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4 h</text:p>
          </table:table-cell>
          <table:table-cell table:style-name="ce11" office:value-type="date" office:date-value="2019-04-18" calcext:value-type="date">
            <text:p>18/04/2019</text:p>
          </table:table-cell>
          <table:table-cell table:style-name="ce11" office:value-type="string" calcext:value-type="string">
            <text:p>3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Life bar implementati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5 h</text:p>
          </table:table-cell>
          <table:table-cell table:style-name="ce14" office:value-type="string" calcext:value-type="string">
            <text:p>2 h</text:p>
          </table:table-cell>
          <table:table-cell table:style-name="ce11" office:value-type="date" office:date-value="2019-04-19" calcext:value-type="date">
            <text:p>19/04/2019</text:p>
          </table:table-cell>
          <table:table-cell table:style-name="ce11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animation get up, air reel, win and lose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5 h</text:p>
          </table:table-cell>
          <table:table-cell table:style-name="ce11" office:value-type="date" office:date-value="2019-04-27" calcext:value-type="date">
            <text:p>27/04/2019</text:p>
          </table:table-cell>
          <table:table-cell table:style-name="ce11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Calibrate the jump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:30 h</text:p>
          </table:table-cell>
          <table:table-cell table:style-name="ce11" office:value-type="date" office:date-value="2019-04-27" calcext:value-type="date">
            <text:p>27/04/2019</text:p>
          </table:table-cell>
          <table:table-cell table:style-name="ce11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Implement state machine in Player 2</text:p>
          </table:table-cell>
          <table:table-cell table:style-name="ce14" office:value-type="string" calcext:value-type="string">
            <text:p>Ferran, Jose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2:30 h</text:p>
          </table:table-cell>
          <table:table-cell table:style-name="ce11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-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music to modules</text:p>
          </table:table-cell>
          <table:table-cell table:style-name="ce14" office:value-type="string" calcext:value-type="string">
            <text:p>Ferran, Jose, Adriá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3 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1" office:value-type="string" calcext:value-type="string">
            <text:p>-3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Fix Jump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0:30 h</text:p>
          </table:table-cell>
          <table:table-cell table:style-name="ce27" office:value-type="date" office:date-value="2019-04-01" calcext:value-type="date">
            <text:p>01/04/2019</text:p>
          </table:table-cell>
          <table:table-cell table:style-name="ce11" office:value-type="string" calcext:value-type="string">
            <text:p>-0:10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Add Hadouken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2h</text:p>
          </table:table-cell>
          <table:table-cell table:style-name="ce27" office:value-type="date" office:date-value="2019-04-04" calcext:value-type="date">
            <text:p>04/04/2019</text:p>
          </table:table-cell>
          <table:table-cell table:style-name="ce11" office:value-type="string" calcext:value-type="string">
            <text:p>2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Hit the opponent with hdk and animation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1 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Make players collide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0:30h</text:p>
          </table:table-cell>
          <table:table-cell table:style-name="ce27" office:value-type="date" office:date-value="2019-04-07" calcext:value-type="date">
            <text:p>07/04/2019</text:p>
          </table:table-cell>
          <table:table-cell table:style-name="ce11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Add state machine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5 h</text:p>
          </table:table-cell>
          <table:table-cell table:style-name="ce26" office:value-type="string" calcext:value-type="string">
            <text:p>9 h</text:p>
          </table:table-cell>
          <table:table-cell table:style-name="ce27" office:value-type="date" office:date-value="2019-04-14" calcext:value-type="date">
            <text:p>14/04/2019</text:p>
          </table:table-cell>
          <table:table-cell table:style-name="ce11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Ken stage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3:00 h</text:p>
          </table:table-cell>
          <table:table-cell table:style-name="ce26" office:value-type="string" calcext:value-type="string">
            <text:p>5:00 h</text:p>
          </table:table-cell>
          <table:table-cell table:style-name="ce27" office:value-type="date" office:date-value="2019-04-09" calcext:value-type="date">
            <text:p>09/04/2019</text:p>
          </table:table-cell>
          <table:table-cell table:style-name="ce15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Change orientation hadoken player 2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1 h</text:p>
          </table:table-cell>
          <table:table-cell table:style-name="ce12" office:value-type="date" office:date-value="2019-04-16" calcext:value-type="date">
            <text:p>16/04/19</text:p>
          </table:table-cell>
          <table:table-cell table:style-name="ce15" office:value-type="string" calcext:value-type="string">
            <text:p>-0:4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Redo Module Fonts and create module UI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4:30h</text:p>
          </table:table-cell>
          <table:table-cell table:style-name="ce12" office:value-type="date" office:date-value="2019-04-22" calcext:value-type="date">
            <text:p>22/04/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Modify state box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4h</text:p>
          </table:table-cell>
          <table:table-cell table:style-name="ce12" office:value-type="date" office:date-value="2019-04-26" calcext:value-type="date">
            <text:p>26/04/19</text:p>
          </table:table-cell>
          <table:table-cell table:style-name="ce11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Life bars movement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2h</text:p>
          </table:table-cell>
          <table:table-cell table:style-name="ce12" office:value-type="date" office:date-value="2019-04-26" calcext:value-type="date">
            <text:p>26/04/19</text:p>
          </table:table-cell>
          <table:table-cell table:style-name="ce27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Repeat animations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1:30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Invisibility Hadouken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0:10 h</text:p>
          </table:table-cell>
          <table:table-cell table:style-name="ce26" office:value-type="string" calcext:value-type="string">
            <text:p>1:30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Defeat animation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0:2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1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Fix hadoken (together)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0:15 h</text:p>
          </table:table-cell>
          <table:table-cell table:style-name="ce26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1" office:value-type="string" calcext:value-type="string">
            <text:p>-3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Fix jumps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0:45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2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Drop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4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Fix jumps 2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Crouching Reel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0:2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0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Win-Lose States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0:30h</text:p>
          </table:table-cell>
          <table:table-cell table:style-name="ce26" office:value-type="string" calcext:value-type="string">
            <text:p>0:30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26" office:value-type="string" calcext:value-type="string">
            <text:p>Falling and getting up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1h</text:p>
          </table:table-cell>
          <table:table-cell table:style-name="ce26" office:value-type="string" calcext:value-type="string">
            <text:p>0:45 h</text:p>
          </table:table-cell>
          <table:table-cell table:style-name="ce12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1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smart camera</text:p>
          </table:table-cell>
          <table:table-cell table:style-name="ce14" office:value-type="string" calcext:value-type="string">
            <text:p>Jose, Adri, Ferran</text:p>
          </table:table-cell>
          <table:table-cell table:number-columns-repeated="2" table:style-name="ce14" office:value-type="string" calcext:value-type="string">
            <text:p>3 h</text:p>
          </table:table-cell>
          <table:table-cell table:style-name="ce15" office:value-type="date" office:date-value="2019-04-18" calcext:value-type="date">
            <text:p>18/04/19</text:p>
          </table:table-cell>
          <table:table-cell table:style-name="ce15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Module Player 2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1h</text:p>
          </table:table-cell>
          <table:table-cell table:style-name="ce11" office:value-type="date" office:date-value="2019-04-04" calcext:value-type="date">
            <text:p>04/04/20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Hitbox hdk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0:30h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4-07" calcext:value-type="date">
            <text:p>07/04/20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ght Timer</text:p>
          </table:table-cell>
          <table:table-cell table:style-name="ce14" office:value-type="string" calcext:value-type="string">
            <text:p>Jose, Ferran</text:p>
          </table:table-cell>
          <table:table-cell table:style-name="ce14" office:value-type="string" calcext:value-type="string">
            <text:p>1h</text:p>
          </table:table-cell>
          <table:table-cell table:style-name="ce14" office:value-type="string" calcext:value-type="string">
            <text:p>0:20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2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Make background module for the scroll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3 h</text:p>
          </table:table-cell>
          <table:table-cell table:style-name="ce14" office:value-type="string" calcext:value-type="string">
            <text:p>5 h</text:p>
          </table:table-cell>
          <table:table-cell table:style-name="ce11" office:value-type="date" office:date-value="2019-03-29" calcext:value-type="date">
            <text:p>29/03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Layout final project to do the tasks of Handout 5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1:30 h</text:p>
          </table:table-cell>
          <table:table-cell table:style-name="ce14" office:value-type="string" calcext:value-type="string">
            <text:p>2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2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ake Welcome Page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1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5" office:value-type="string" calcext:value-type="string">
            <text:p>1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ake End Battle Scree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0 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5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Correct commit errors Ferrá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-</text:p>
          </table:table-cell>
          <table:table-cell table:style-name="ce14" office:value-type="string" calcext:value-type="string">
            <text:p>0:45 h</text:p>
          </table:table-cell>
          <table:table-cell table:style-name="ce11" office:value-type="date" office:date-value="2019-03-31" calcext:value-type="date">
            <text:p>31/03/2019</text:p>
          </table:table-cell>
          <table:table-cell table:style-name="ce11" office:value-type="string" calcext:value-type="string">
            <text:p>2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ake the time of the animations count by frames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1 h</text:p>
          </table:table-cell>
          <table:table-cell table:style-name="ce11" office:value-type="date" office:date-value="2019-04-11" calcext:value-type="date">
            <text:p>11/04/2019</text:p>
          </table:table-cell>
          <table:table-cell table:style-name="ce11" office:value-type="string" calcext:value-type="string">
            <text:p>-0:3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logic to have different hitboxes in each frame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3:00 h</text:p>
          </table:table-cell>
          <table:table-cell table:style-name="ce14" office:value-type="string" calcext:value-type="string">
            <text:p>3:30 h</text:p>
          </table:table-cell>
          <table:table-cell table:style-name="ce11" office:value-type="date" office:date-value="2019-04-13" calcext:value-type="date">
            <text:p>13/04/2019</text:p>
          </table:table-cell>
          <table:table-cell table:style-name="ce11" office:value-type="string" calcext:value-type="string">
            <text:p>-0:1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Add objet frame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0:20 h</text:p>
          </table:table-cell>
          <table:table-cell table:style-name="ce26" office:value-type="string" calcext:value-type="string">
            <text:p>0:30 h</text:p>
          </table:table-cell>
          <table:table-cell table:style-name="ce12" office:value-type="date" office:date-value="2019-04-14" calcext:value-type="date">
            <text:p>14/04/19</text:p>
          </table:table-cell>
          <table:table-cell table:style-name="ce11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4" office:value-type="string" calcext:value-type="string">
            <text:p>Add logic to add and remove the hitboxes of each frame in the charact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 h</text:p>
          </table:table-cell>
          <table:table-cell table:style-name="ce15" office:value-type="date" office:date-value="2019-04-16" calcext:value-type="date">
            <text:p>16/04/19</text:p>
          </table:table-cell>
          <table:table-cell table:style-name="ce12" office:value-type="string" calcext:value-type="string">
            <text:p>1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Move the images of the wiki to the new assets folder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0:30 h</text:p>
          </table:table-cell>
          <table:table-cell table:style-name="ce15" office:value-type="date" office:date-value="2019-04-17" calcext:value-type="date">
            <text:p>17/04/19</text:p>
          </table:table-cell>
          <table:table-cell table:style-name="ce15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Add pivots to each animation and add correct frame count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5 h</text:p>
          </table:table-cell>
          <table:table-cell table:style-name="ce26" office:value-type="string" calcext:value-type="string">
            <text:p>3 h</text:p>
          </table:table-cell>
          <table:table-cell table:style-name="ce12" office:value-type="date" office:date-value="2019-04-19" calcext:value-type="date">
            <text:p>19/04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limits to play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1 h</text:p>
          </table:table-cell>
          <table:table-cell table:style-name="ce14" office:value-type="string" calcext:value-type="string">
            <text:p>0:30 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2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Repair Countdown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2 h</text:p>
          </table:table-cell>
          <table:table-cell table:style-name="ce15" office:value-type="date" office:date-value="2019-04-22" calcext:value-type="date">
            <text:p>22/04/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lip CollisionsBox and pivot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1:45h</text:p>
          </table:table-cell>
          <table:table-cell table:style-name="ce15" office:value-type="date" office:date-value="2019-04-25" calcext:value-type="date">
            <text:p>25/04/19</text:p>
          </table:table-cell>
          <table:table-cell table:style-name="ce12" office:value-type="string" calcext:value-type="string">
            <text:p>0:15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4" office:value-type="string" calcext:value-type="string">
            <text:p>Add Module Fight and put logic to load the stage, player and interface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5:30h</text:p>
          </table:table-cell>
          <table:table-cell table:style-name="ce15" office:value-type="date" office:date-value="2019-04-26" calcext:value-type="date">
            <text:p>26/04/19</text:p>
          </table:table-cell>
          <table:table-cell table:style-name="ce12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Put logic to the UI module so that it works with the fight module and put win and lose conditio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h</text:p>
          </table:table-cell>
          <table:table-cell table:style-name="ce14" office:value-type="string" calcext:value-type="string">
            <text:p>6H</text:p>
          </table:table-cell>
          <table:table-cell table:style-name="ce15" office:value-type="date" office:date-value="2019-04-27" calcext:value-type="date">
            <text:p>27/04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frames of invulnerability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15h</text:p>
          </table:table-cell>
          <table:table-cell table:style-name="ce11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Correct teleportation in the jump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20 h</text:p>
          </table:table-cell>
          <table:table-cell table:style-name="ce14" office:value-type="string" calcext:value-type="string">
            <text:p>0:10 h</text:p>
          </table:table-cell>
          <table:table-cell table:style-name="ce11" office:value-type="date" office:date-value="2019-04-28" calcext:value-type="date">
            <text:p>28/04/2019</text:p>
          </table:table-cell>
          <table:table-cell table:style-name="ce12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Push player without passing the limit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45 h</text:p>
          </table:table-cell>
          <table:table-cell table:style-name="ce14" office:value-type="string" calcext:value-type="string">
            <text:p>1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1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2">
          <table:table-cell table:style-name="ce14" office:value-type="string" calcext:value-type="string">
            <text:p>Add audios to the blows of both play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x bug different damages for both player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15 h</text:p>
          </table:table-cell>
          <table:table-cell table:style-name="ce14" office:value-type="string" calcext:value-type="string">
            <text:p>0:15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Fix audio bug in player 2 jump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20 h</text:p>
          </table:table-cell>
          <table:table-cell table:style-name="ce14" office:value-type="string" calcext:value-type="string">
            <text:p>0:10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0 h</text:p>
          </table:table-cell>
          <table:table-cell table:style-name="ce9" table:number-columns-repeated="2"/>
          <table:table-cell table:style-name="ce10" table:number-columns-repeated="1016"/>
        </table:table-row>
        <table:table-row table:style-name="ro3">
          <table:table-cell table:style-name="ce14" office:value-type="string" calcext:value-type="string">
            <text:p>Add colliders wall limit of the map and increase the invulnerabilities to 25 frame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1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2" office:value-type="string" calcext:value-type="string">
            <text:p>-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d reset to animation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25 h</text:p>
          </table:table-cell>
          <table:table-cell table:style-name="ce15" office:value-type="date" office:date-value="2019-04-28" calcext:value-type="date">
            <text:p>28/04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Adding Dhalsim animations</text:p>
          </table:table-cell>
          <table:table-cell table:style-name="ce26" office:value-type="string" calcext:value-type="string">
            <text:p>Adrià</text:p>
          </table:table-cell>
          <table:table-cell table:style-name="ce26" office:value-type="string" calcext:value-type="string">
            <text:p>1:30h</text:p>
          </table:table-cell>
          <table:table-cell table:style-name="ce26" office:value-type="string" calcext:value-type="string">
            <text:p>2:30h</text:p>
          </table:table-cell>
          <table:table-cell table:style-name="ce12" office:value-type="date" office:date-value="2019-05-08" calcext:value-type="date">
            <text:p>08/05/19</text:p>
          </table:table-cell>
          <table:table-cell table:style-name="ce15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Dhalsim HK</text:p>
          </table:table-cell>
          <table:table-cell table:style-name="ce26" office:value-type="string" calcext:value-type="string">
            <text:p>Adrià</text:p>
          </table:table-cell>
          <table:table-cell table:style-name="ce26" office:value-type="string" calcext:value-type="string">
            <text:p>0:30h</text:p>
          </table:table-cell>
          <table:table-cell table:style-name="ce26" office:value-type="string" calcext:value-type="string">
            <text:p>1h</text:p>
          </table:table-cell>
          <table:table-cell table:style-name="ce12" office:value-type="date" office:date-value="2010-05-17" calcext:value-type="date">
            <text:p>17/05/10</text:p>
          </table:table-cell>
          <table:table-cell table:style-name="ce12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Adjusting Dhalsim Timers (all 6 normals, all 6 cr-normals)</text:p>
          </table:table-cell>
          <table:table-cell table:style-name="ce26" office:value-type="string" calcext:value-type="string">
            <text:p>Adrià</text:p>
          </table:table-cell>
          <table:table-cell table:style-name="ce26" office:value-type="string" calcext:value-type="string">
            <text:p>2h</text:p>
          </table:table-cell>
          <table:table-cell table:style-name="ce26" office:value-type="string" calcext:value-type="string">
            <text:p>4h</text:p>
          </table:table-cell>
          <table:table-cell table:style-name="ce12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0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justing almost all remaining Dhalsim Timers</text:p>
          </table:table-cell>
          <table:table-cell table:style-name="ce14" office:value-type="string" calcext:value-type="string">
            <text:p>Adrià</text:p>
          </table:table-cell>
          <table:table-cell table:number-columns-repeated="2" table:style-name="ce14" office:value-type="string" calcext:value-type="string">
            <text:p>4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2" office:value-type="string" calcext:value-type="string">
            <text:p>1:0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pushback decent state</text:p>
          </table:table-cell>
          <table:table-cell table:style-name="ce14" office:value-type="string" calcext:value-type="string">
            <text:p>Adrià</text:p>
          </table:table-cell>
          <table:table-cell table:style-name="ce14" office:value-type="string" calcext:value-type="string">
            <text:p>2h</text:p>
          </table:table-cell>
          <table:table-cell table:style-name="ce16" office:value-type="string" calcext:value-type="string">
            <text:p>4h</text:p>
          </table:table-cell>
          <table:table-cell table:style-name="ce15" office:value-type="date" office:date-value="2019-05-22" calcext:value-type="date">
            <text:p>22/05/19</text:p>
          </table:table-cell>
          <table:table-cell table:style-name="ce15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Font creation + misc</text:p>
          </table:table-cell>
          <table:table-cell table:style-name="ce17" office:value-type="string" calcext:value-type="string">
            <text:p>Adrià</text:p>
          </table:table-cell>
          <table:table-cell table:style-name="ce17" office:value-type="string" calcext:value-type="string">
            <text:p>3h</text:p>
          </table:table-cell>
          <table:table-cell table:style-name="ce17" office:value-type="string" calcext:value-type="string">
            <text:p>4:30h</text:p>
          </table:table-cell>
          <table:table-cell table:style-name="ce18" office:value-type="date" office:date-value="2019-05-27" calcext:value-type="date">
            <text:p>27/05/19</text:p>
          </table:table-cell>
          <table:table-cell table:style-name="ce15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Fonts / Logic / Animation / Misc</text:p>
          </table:table-cell>
          <table:table-cell table:style-name="ce17" office:value-type="string" calcext:value-type="string">
            <text:p>Adrià</text:p>
          </table:table-cell>
          <table:table-cell table:number-columns-repeated="2" table:style-name="ce17" office:value-type="string" calcext:value-type="string">
            <text:p>5h</text:p>
          </table:table-cell>
          <table:table-cell table:style-name="ce18" office:value-type="date" office:date-value="2019-05-28" calcext:value-type="date">
            <text:p>28/05/19</text:p>
          </table:table-cell>
          <table:table-cell table:style-name="ce12" office:value-type="string" calcext:value-type="string">
            <text:p>-0:0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Ending Fonts / sfx</text:p>
          </table:table-cell>
          <table:table-cell table:style-name="ce17" office:value-type="string" calcext:value-type="string">
            <text:p>Adrià</text:p>
          </table:table-cell>
          <table:table-cell table:style-name="ce17" office:value-type="string" calcext:value-type="string">
            <text:p>5h</text:p>
          </table:table-cell>
          <table:table-cell table:style-name="ce17" office:value-type="string" calcext:value-type="string">
            <text:p>4:30h</text:p>
          </table:table-cell>
          <table:table-cell table:style-name="ce18" office:value-type="date" office:date-value="2019-05-29" calcext:value-type="date">
            <text:p>29/05/19</text:p>
          </table:table-cell>
          <table:table-cell table:style-name="ce12" office:value-type="string" calcext:value-type="string">
            <text:p>-2:0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essing with fonts / sfx / endingbattle /startbattle</text:p>
          </table:table-cell>
          <table:table-cell table:style-name="ce17" office:value-type="string" calcext:value-type="string">
            <text:p>Adrià</text:p>
          </table:table-cell>
          <table:table-cell table:style-name="ce17" office:value-type="string" calcext:value-type="string">
            <text:p>5h</text:p>
          </table:table-cell>
          <table:table-cell table:style-name="ce17" office:value-type="string" calcext:value-type="string">
            <text:p>4:30h</text:p>
          </table:table-cell>
          <table:table-cell table:style-name="ce18" office:value-type="date" office:date-value="2019-05-30" calcext:value-type="date">
            <text:p>30/05/19</text:p>
          </table:table-cell>
          <table:table-cell table:style-name="ce15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Dhalsim animation, levitation logic, win pose logic</text:p>
          </table:table-cell>
          <table:table-cell table:style-name="ce19" office:value-type="string" calcext:value-type="string">
            <text:p>Adrià</text:p>
          </table:table-cell>
          <table:table-cell table:style-name="ce19" office:value-type="string" calcext:value-type="string">
            <text:p>4h</text:p>
          </table:table-cell>
          <table:table-cell table:style-name="ce19" office:value-type="string" calcext:value-type="string">
            <text:p>4:30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2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Fixed multiple font issues both in code and in spritesheet</text:p>
          </table:table-cell>
          <table:table-cell table:style-name="ce17" office:value-type="string" calcext:value-type="string">
            <text:p>Adrià</text:p>
          </table:table-cell>
          <table:table-cell table:number-columns-repeated="2" table:style-name="ce17" office:value-type="string" calcext:value-type="string">
            <text:p>4h</text:p>
          </table:table-cell>
          <table:table-cell table:style-name="ce18" office:value-type="date" office:date-value="2019-06-01" calcext:value-type="date">
            <text:p>01/06/19</text:p>
          </table:table-cell>
          <table:table-cell table:style-name="ce12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Misic stuff (mostly helping and fixing TODO bugs)</text:p>
          </table:table-cell>
          <table:table-cell table:style-name="ce17" office:value-type="string" calcext:value-type="string">
            <text:p>Adrià</text:p>
          </table:table-cell>
          <table:table-cell table:style-name="ce17" office:value-type="string" calcext:value-type="string">
            <text:p>4:30h</text:p>
          </table:table-cell>
          <table:table-cell table:style-name="ce17" office:value-type="string" calcext:value-type="string">
            <text:p>4h</text:p>
          </table:table-cell>
          <table:table-cell table:style-name="ce18" office:value-type="date" office:date-value="2019-06-02" calcext:value-type="date">
            <text:p>02/06/19</text:p>
          </table:table-cell>
          <table:table-cell table:style-name="ce15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Fixed a couple font issues in debug function</text:p>
          </table:table-cell>
          <table:table-cell table:style-name="ce17" office:value-type="string" calcext:value-type="string">
            <text:p>Adrià</text:p>
          </table:table-cell>
          <table:table-cell table:number-columns-repeated="2" table:style-name="ce17" office:value-type="string" calcext:value-type="string">
            <text:p>1:30h</text:p>
          </table:table-cell>
          <table:table-cell table:style-name="ce18" office:value-type="date" office:date-value="2019-06-03" calcext:value-type="date">
            <text:p>03/06/19</text:p>
          </table:table-cell>
          <table:table-cell table:style-name="ce12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idle and forward animation implemented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4" office:value-type="string" calcext:value-type="string">
            <text:p>0:45 h</text:p>
          </table:table-cell>
          <table:table-cell table:style-name="ce15" office:value-type="date" office:date-value="2019-05-07" calcext:value-type="date">
            <text:p>07/05/19</text:p>
          </table:table-cell>
          <table:table-cell table:style-name="ce15" office:value-type="string" calcext:value-type="string">
            <text:p>-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Dhalsim backward, lk and lp animation implemented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2:20 h</text:p>
          </table:table-cell>
          <table:table-cell table:style-name="ce12" office:value-type="date" office:date-value="2019-05-08" calcext:value-type="date">
            <text:p>08/05/19</text:p>
          </table:table-cell>
          <table:table-cell table:style-name="ce12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neutral jump animation implemented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30 h</text:p>
          </table:table-cell>
          <table:table-cell table:style-name="ce16" office:value-type="string" calcext:value-type="string">
            <text:p>0:45 h</text:p>
          </table:table-cell>
          <table:table-cell table:style-name="ce15" office:value-type="date" office:date-value="2019-05-08" calcext:value-type="date">
            <text:p>08/05/19</text:p>
          </table:table-cell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Dhalsim reel animations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0:55 h</text:p>
          </table:table-cell>
          <table:table-cell table:style-name="ce12" office:value-type="date" office:date-value="2019-05-11" calcext:value-type="date">
            <text:p>11/05/19</text:p>
          </table:table-cell>
          <table:table-cell table:style-name="ce15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victory animation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0:40 h</text:p>
          </table:table-cell>
          <table:table-cell table:style-name="ce14" office:value-type="string" calcext:value-type="string">
            <text:p>0:30 h</text:p>
          </table:table-cell>
          <table:table-cell table:style-name="ce15" office:value-type="date" office:date-value="2019-05-11" calcext:value-type="date">
            <text:p>11/05/19</text:p>
          </table:table-cell>
          <table:table-cell table:style-name="ce15" office:value-type="string" calcext:value-type="string">
            <text:p>1:1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Dhalsim jumping and jumping lk, lp animation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1:55 h</text:p>
          </table:table-cell>
          <table:table-cell table:style-name="ce12" office:value-type="date" office:date-value="2019-05-11" calcext:value-type="date">
            <text:p>11/05/19</text:p>
          </table:table-cell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Dhalsim close standing and crouching animation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4 h</text:p>
          </table:table-cell>
          <table:table-cell table:style-name="ce14" office:value-type="string" calcext:value-type="string">
            <text:p>5 h</text:p>
          </table:table-cell>
          <table:table-cell table:style-name="ce15" office:value-type="date" office:date-value="2019-05-20" calcext:value-type="date">
            <text:p>20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Adjusting / implementing Dhalsim specials and animations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7 h</text:p>
          </table:table-cell>
          <table:table-cell table:style-name="ce26" office:value-type="string" calcext:value-type="string">
            <text:p>6 h</text:p>
          </table:table-cell>
          <table:table-cell table:style-name="ce12" office:value-type="date" office:date-value="2019-05-21" calcext:value-type="date">
            <text:p>21/05/19</text:p>
          </table:table-cell>
          <table:table-cell table:style-name="ce12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Adjust Dhalsim animations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4 h</text:p>
          </table:table-cell>
          <table:table-cell table:style-name="ce14" office:value-type="string" calcext:value-type="string">
            <text:p>2:45 h</text:p>
          </table:table-cell>
          <table:table-cell table:style-name="ce15" office:value-type="date" office:date-value="2019-05-21" calcext:value-type="date">
            <text:p>21/05/19</text:p>
          </table:table-cell>
          <table:table-cell table:style-name="ce15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26" office:value-type="string" calcext:value-type="string">
            <text:p>Miscelanious Dhalsim animations</text:p>
          </table:table-cell>
          <table:table-cell table:style-name="ce26" office:value-type="string" calcext:value-type="string">
            <text:p>Ferran</text:p>
          </table:table-cell>
          <table:table-cell table:style-name="ce26" office:value-type="string" calcext:value-type="string">
            <text:p>1:30 h</text:p>
          </table:table-cell>
          <table:table-cell table:style-name="ce26" office:value-type="string" calcext:value-type="string">
            <text:p>2 h</text:p>
          </table:table-cell>
          <table:table-cell table:style-name="ce12" office:value-type="date" office:date-value="2019-05-23" calcext:value-type="date">
            <text:p>23/05/19</text:p>
          </table:table-cell>
          <table:table-cell table:style-name="ce15" office:value-type="string" calcext:value-type="string">
            <text:p>-0:5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4" office:value-type="string" calcext:value-type="string">
            <text:p>Shadows implementation and ripping</text:p>
          </table:table-cell>
          <table:table-cell table:style-name="ce14" office:value-type="string" calcext:value-type="string">
            <text:p>Ferran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2:50 h</text:p>
          </table:table-cell>
          <table:table-cell table:style-name="ce15" office:value-type="date" office:date-value="2019-05-27" calcext:value-type="date">
            <text:p>27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1" office:value-type="string" calcext:value-type="string">
            <text:p>Dhalsim animations timer fix</text:p>
          </table:table-cell>
          <table:table-cell table:style-name="ce21" office:value-type="string" calcext:value-type="string">
            <text:p>Ferran</text:p>
          </table:table-cell>
          <table:table-cell table:style-name="ce21" office:value-type="string" calcext:value-type="string">
            <text:p>4 h</text:p>
          </table:table-cell>
          <table:table-cell table:style-name="ce21" office:value-type="string" calcext:value-type="string">
            <text:p>5 h</text:p>
          </table:table-cell>
          <table:table-cell table:style-name="ce22" office:value-type="date" office:date-value="2019-05-29" calcext:value-type="date">
            <text:p>29/05/19</text:p>
          </table:table-cell>
          <table:table-cell table:style-name="ce23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ut grab animation in spritesheets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1h</text:p>
          </table:table-cell>
          <table:table-cell table:style-name="ce17" office:value-type="string" calcext:value-type="string">
            <text:p>0:30 h</text:p>
          </table:table-cell>
          <table:table-cell table:style-name="ce18" office:value-type="date" office:date-value="2019-05-28" calcext:value-type="date">
            <text:p>28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Yoga flame reprogramming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1 h</text:p>
          </table:table-cell>
          <table:table-cell table:style-name="ce17" office:value-type="string" calcext:value-type="string">
            <text:p>2:15 h</text:p>
          </table:table-cell>
          <table:table-cell table:style-name="ce18" office:value-type="date" office:date-value="2019-05-31" calcext:value-type="date">
            <text:p>31/05/19</text:p>
          </table:table-cell>
          <table:table-cell table:style-name="ce15" office:value-type="string" calcext:value-type="string">
            <text:p>-2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audio when hitting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0:45 h</text:p>
          </table:table-cell>
          <table:table-cell table:style-name="ce17" office:value-type="string" calcext:value-type="string">
            <text:p>4 h</text:p>
          </table:table-cell>
          <table:table-cell table:style-name="ce18" office:value-type="date" office:date-value="2019-05-30" calcext:value-type="date">
            <text:p>30/05/19</text:p>
          </table:table-cell>
          <table:table-cell table:style-name="ce17" office:value-type="string" calcext:value-type="string">
            <text:p>-1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Crouching kick movement</text:p>
          </table:table-cell>
          <table:table-cell table:style-name="ce19" office:value-type="string" calcext:value-type="string">
            <text:p>Ferran</text:p>
          </table:table-cell>
          <table:table-cell table:style-name="ce19" office:value-type="string" calcext:value-type="string">
            <text:p>0:30 h</text:p>
          </table:table-cell>
          <table:table-cell table:style-name="ce19" office:value-type="string" calcext:value-type="string">
            <text:p>0:50 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7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Yoga fire resize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0:20 h</text:p>
          </table:table-cell>
          <table:table-cell table:style-name="ce17" office:value-type="string" calcext:value-type="string">
            <text:p>0:30 h</text:p>
          </table:table-cell>
          <table:table-cell table:style-name="ce24" office:value-type="date" office:date-value="2019-05-31" calcext:value-type="date">
            <text:p>31/05/2019</text:p>
          </table:table-cell>
          <table:table-cell table:style-name="ce1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Yoga fire and flame sound added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1:30 h</text:p>
          </table:table-cell>
          <table:table-cell table:style-name="ce17" office:value-type="string" calcext:value-type="string">
            <text:p>3:20 h</text:p>
          </table:table-cell>
          <table:table-cell table:style-name="ce18" office:value-type="date" office:date-value="2019-06-01" calcext:value-type="date">
            <text:p>01/06/19</text:p>
          </table:table-cell>
          <table:table-cell table:style-name="ce1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Turning animation added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0:40 h</text:p>
          </table:table-cell>
          <table:table-cell table:style-name="ce17" office:value-type="string" calcext:value-type="string">
            <text:p>0:50 h</text:p>
          </table:table-cell>
          <table:table-cell table:style-name="ce18" office:value-type="date" office:date-value="2019-06-02" calcext:value-type="date">
            <text:p>02/06/19</text:p>
          </table:table-cell>
          <table:table-cell table:style-name="ce1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ttacking particles added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5 h</text:p>
          </table:table-cell>
          <table:table-cell table:style-name="ce17" office:value-type="string" calcext:value-type="string">
            <text:p>13 h</text:p>
          </table:table-cell>
          <table:table-cell table:style-name="ce24" office:value-type="date" office:date-value="2019-06-07" calcext:value-type="date">
            <text:p>07/06/2019</text:p>
          </table:table-cell>
          <table:table-cell table:style-name="ce17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urning animation added</text:p>
          </table:table-cell>
          <table:table-cell table:style-name="ce17" office:value-type="string" calcext:value-type="string">
            <text:p>Ferran</text:p>
          </table:table-cell>
          <table:table-cell table:style-name="ce17" office:value-type="string" calcext:value-type="string">
            <text:p>0:20 h</text:p>
          </table:table-cell>
          <table:table-cell table:style-name="ce17" office:value-type="string" calcext:value-type="string">
            <text:p>0:30 h</text:p>
          </table:table-cell>
          <table:table-cell table:style-name="ce24" office:value-type="date" office:date-value="2019-06-06" calcext:value-type="date">
            <text:p>06/06/2019</text:p>
          </table:table-cell>
          <table:table-cell table:style-name="ce17" office:value-type="string" calcext:value-type="string">
            <text:p>+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Inputs 8 direcciones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4h</text:p>
          </table:table-cell>
          <table:table-cell table:style-name="ce26" office:value-type="string" calcext:value-type="string">
            <text:p>10 h</text:p>
          </table:table-cell>
          <table:table-cell table:style-name="ce12" office:value-type="date" office:date-value="2019-05-16" calcext:value-type="date">
            <text:p>16/05/19</text:p>
          </table:table-cell>
          <table:table-cell table:style-name="ce19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4" office:value-type="string" calcext:value-type="string">
            <text:p>Preparar caja estados para golpes medium, fierce y defender de pie</text:p>
          </table:table-cell>
          <table:table-cell table:style-name="ce14" office:value-type="string" calcext:value-type="string">
            <text:p>Jose</text:p>
          </table:table-cell>
          <table:table-cell table:style-name="ce14" office:value-type="string" calcext:value-type="string">
            <text:p>6h</text:p>
          </table:table-cell>
          <table:table-cell table:style-name="ce14" office:value-type="string" calcext:value-type="string">
            <text:p>7h</text:p>
          </table:table-cell>
          <table:table-cell table:style-name="ce15" office:value-type="date" office:date-value="2019-05-06" calcext:value-type="date">
            <text:p>06/05/19</text:p>
          </table:table-cell>
          <table:table-cell table:style-name="ce19" office:value-type="string" calcext:value-type="string">
            <text:p>+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Arreglar saltos</text:p>
          </table:table-cell>
          <table:table-cell table:style-name="ce26" office:value-type="string" calcext:value-type="string">
            <text:p>Jose</text:p>
          </table:table-cell>
          <table:table-cell table:number-columns-repeated="2" table:style-name="ce26" office:value-type="string" calcext:value-type="string">
            <text:p>1h</text:p>
          </table:table-cell>
          <table:table-cell table:style-name="ce12" office:value-type="date" office:date-value="2019-05-22" calcext:value-type="date">
            <text:p>22/05/19</text:p>
          </table:table-cell>
          <table:table-cell table:style-name="ce17" office:value-type="string" calcext:value-type="string">
            <text:p>-1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Defending logic</text:p>
          </table:table-cell>
          <table:table-cell table:style-name="ce26" office:value-type="string" calcext:value-type="string">
            <text:p>Jose</text:p>
          </table:table-cell>
          <table:table-cell table:style-name="ce26" office:value-type="string" calcext:value-type="string">
            <text:p>0:30 h</text:p>
          </table:table-cell>
          <table:table-cell table:style-name="ce26" office:value-type="string" calcext:value-type="string">
            <text:p>0:20h</text:p>
          </table:table-cell>
          <table:table-cell table:style-name="ce12" office:value-type="date" office:date-value="2019-05-23" calcext:value-type="date">
            <text:p>23/05/19</text:p>
          </table:table-cell>
          <table:table-cell table:style-name="ce17" office:value-type="string" calcext:value-type="string">
            <text:p>-3:15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Grabbed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1 h</text:p>
          </table:table-cell>
          <table:table-cell table:style-name="ce17" office:value-type="string" calcext:value-type="string">
            <text:p>2h</text:p>
          </table:table-cell>
          <table:table-cell table:style-name="ce18" office:value-type="date" office:date-value="2019-05-28" calcext:value-type="date">
            <text:p>28/05/19</text:p>
          </table:table-cell>
          <table:table-cell table:style-name="ce19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Add special movements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3 h</text:p>
          </table:table-cell>
          <table:table-cell table:style-name="ce19" office:value-type="string" calcext:value-type="string">
            <text:p>4h</text:p>
          </table:table-cell>
          <table:table-cell table:style-name="ce20" office:value-type="date" office:date-value="2019-05-30" calcext:value-type="date">
            <text:p>30/05/19</text:p>
          </table:table-cell>
          <table:table-cell table:style-name="ce25" office:value-type="time" office:time-value="PT00H30M00S" calcext:value-type="time">
            <text:p>00:30:00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Crouching defending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2h</text:p>
          </table:table-cell>
          <table:table-cell table:style-name="ce25" office:value-type="string" calcext:value-type="string">
            <text:p>1:30 h</text:p>
          </table:table-cell>
          <table:table-cell table:style-name="ce20" office:value-type="date" office:date-value="2019-04-28" calcext:value-type="date">
            <text:p>28/04/19</text:p>
          </table:table-cell>
          <table:table-cell table:style-name="ce19" office:value-type="string" calcext:value-type="string">
            <text:p>-0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Cuadrar los combos mejor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0:30 h</text:p>
          </table:table-cell>
          <table:table-cell table:style-name="ce19" office:value-type="string" calcext:value-type="string">
            <text:p>0:30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9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Yoga drill y yoga mummy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1:30 h</text:p>
          </table:table-cell>
          <table:table-cell table:style-name="ce19" office:value-type="string" calcext:value-type="string">
            <text:p>1 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9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make jumps better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1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9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9" office:value-type="string" calcext:value-type="string">
            <text:p>State cage dizzi</text:p>
          </table:table-cell>
          <table:table-cell table:style-name="ce19" office:value-type="string" calcext:value-type="string">
            <text:p>Jose</text:p>
          </table:table-cell>
          <table:table-cell table:style-name="ce19" office:value-type="string" calcext:value-type="string">
            <text:p>1 h</text:p>
          </table:table-cell>
          <table:table-cell table:style-name="ce19" office:value-type="string" calcext:value-type="string">
            <text:p>1 : 30h</text:p>
          </table:table-cell>
          <table:table-cell table:style-name="ce20" office:value-type="date" office:date-value="2019-05-31" calcext:value-type="date">
            <text:p>31/05/19</text:p>
          </table:table-cell>
          <table:table-cell table:style-name="ce1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Make Color variation for Dhalsim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1 h</text:p>
          </table:table-cell>
          <table:table-cell table:style-name="ce26" office:value-type="string" calcext:value-type="string">
            <text:p>3 h</text:p>
          </table:table-cell>
          <table:table-cell table:style-name="ce12" office:value-type="date" office:date-value="2019-05-11" calcext:value-type="date">
            <text:p>11/05/19</text:p>
          </table:table-cell>
          <table:table-cell table:style-name="ce17" office:value-type="string" calcext:value-type="string">
            <text:p>1:2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Add pivot to Dhalsim animations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1 h</text:p>
          </table:table-cell>
          <table:table-cell table:style-name="ce15" office:value-type="date" office:date-value="2019-05-12" calcext:value-type="date">
            <text:p>12/05/19</text:p>
          </table:table-cell>
          <table:table-cell table:style-name="ce17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26" office:value-type="string" calcext:value-type="string">
            <text:p>Move on Border Characters</text:p>
          </table:table-cell>
          <table:table-cell table:style-name="ce26" office:value-type="string" calcext:value-type="string">
            <text:p>Rafa</text:p>
          </table:table-cell>
          <table:table-cell table:style-name="ce26" office:value-type="string" calcext:value-type="string">
            <text:p>2 h</text:p>
          </table:table-cell>
          <table:table-cell table:style-name="ce26" office:value-type="string" calcext:value-type="string">
            <text:p>3:30 h</text:p>
          </table:table-cell>
          <table:table-cell table:style-name="ce12" office:value-type="date" office:date-value="2019-05-19" calcext:value-type="date">
            <text:p>19/05/19</text:p>
          </table:table-cell>
          <table:table-cell table:style-name="ce17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Make new spritesheet for Character Selectio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4 h</text:p>
          </table:table-cell>
          <table:table-cell table:style-name="ce15" office:value-type="date" office:date-value="2019-05-30" calcext:value-type="date">
            <text:p>30/05/19</text:p>
          </table:table-cell>
          <table:table-cell table:style-name="ce17" office:value-type="string" calcext:value-type="string">
            <text:p>-2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VS Screen and logic for End game screen</text:p>
          </table:table-cell>
          <table:table-cell table:style-name="ce14" office:value-type="string" calcext:value-type="string">
            <text:p>Rafa</text:p>
          </table:table-cell>
          <table:table-cell table:number-columns-repeated="2" table:style-name="ce14" office:value-type="string" calcext:value-type="string">
            <text:p>4 h</text:p>
          </table:table-cell>
          <table:table-cell table:style-name="ce15" office:value-type="date" office:date-value="2019-05-29" calcext:value-type="date">
            <text:p>29/05/19</text:p>
          </table:table-cell>
          <table:table-cell table:style-name="ce1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Intro Screen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2 h</text:p>
          </table:table-cell>
          <table:table-cell table:style-name="ce14" office:value-type="string" calcext:value-type="string">
            <text:p>4 h</text:p>
          </table:table-cell>
          <table:table-cell table:style-name="ce15" office:value-type="date" office:date-value="2019-05-28" calcext:value-type="date">
            <text:p>28/05/19</text:p>
          </table:table-cell>
          <table:table-cell table:style-name="ce17" office:value-type="string" calcext:value-type="string">
            <text:p>- 8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Esthetic of character selection and vs and end game screens</text:p>
          </table:table-cell>
          <table:table-cell table:style-name="ce14" office:value-type="string" calcext:value-type="string">
            <text:p>Rafa</text:p>
          </table:table-cell>
          <table:table-cell table:style-name="ce14" office:value-type="string" calcext:value-type="string">
            <text:p>4 h</text:p>
          </table:table-cell>
          <table:table-cell table:style-name="ce14" office:value-type="string" calcext:value-type="string">
            <text:p>6 h</text:p>
          </table:table-cell>
          <table:table-cell table:style-name="ce15" office:value-type="date" office:date-value="2019-05-30" calcext:value-type="date">
            <text:p>30/05/19</text:p>
          </table:table-cell>
          <table:table-cell table:style-name="ce17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Logic to character selection screen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3 h</text:p>
          </table:table-cell>
          <table:table-cell table:style-name="ce17" office:value-type="string" calcext:value-type="string">
            <text:p>1:40h</text:p>
          </table:table-cell>
          <table:table-cell table:style-name="ce18" office:value-type="date" office:date-value="2019-06-01" calcext:value-type="date">
            <text:p>01/06/19</text:p>
          </table:table-cell>
          <table:table-cell table:style-name="ce17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New Spritesheet for UI and update the current elements of UI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3 h</text:p>
          </table:table-cell>
          <table:table-cell table:style-name="ce17" office:value-type="string" calcext:value-type="string">
            <text:p>4 h</text:p>
          </table:table-cell>
          <table:table-cell table:style-name="ce18" office:value-type="date" office:date-value="2019-06-01" calcext:value-type="date">
            <text:p>01/06/19</text:p>
          </table:table-cell>
          <table:table-cell table:style-name="ce17" office:value-type="string" calcext:value-type="string">
            <text:p>-0:1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Puntuation for both players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1h</text:p>
          </table:table-cell>
          <table:table-cell table:style-name="ce18" office:value-type="date" office:date-value="2019-06-02" calcext:value-type="date">
            <text:p>02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Post Fight UI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3 h</text:p>
          </table:table-cell>
          <table:table-cell table:style-name="ce17" office:value-type="string" calcext:value-type="string">
            <text:p>4 h</text:p>
          </table:table-cell>
          <table:table-cell table:style-name="ce18" office:value-type="date" office:date-value="2019-06-02" calcext:value-type="date">
            <text:p>02/06/19</text:p>
          </table:table-cell>
          <table:table-cell table:style-name="ce17" office:value-type="string" calcext:value-type="string">
            <text:p>-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Create Web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0:30 h</text:p>
          </table:table-cell>
          <table:table-cell table:style-name="ce17" office:value-type="string" calcext:value-type="string">
            <text:p>1 h</text:p>
          </table:table-cell>
          <table:table-cell table:style-name="ce18" office:value-type="date" office:date-value="2019-06-03" calcext:value-type="date">
            <text:p>03/06/19</text:p>
          </table:table-cell>
          <table:table-cell table:style-name="ce17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read inputs from keyboard and gamepads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2 h</text:p>
          </table:table-cell>
          <table:table-cell table:style-name="ce17" office:value-type="string" calcext:value-type="string">
            <text:p>1 : 30h</text:p>
          </table:table-cell>
          <table:table-cell table:style-name="ce18" office:value-type="date" office:date-value="2019-06-03" calcext:value-type="date">
            <text:p>03/06/19</text:p>
          </table:table-cell>
          <table:table-cell table:style-name="ce1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Camera shaking and slowdown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3 h</text:p>
          </table:table-cell>
          <table:table-cell table:style-name="ce18" office:value-type="date" office:date-value="2019-06-04" calcext:value-type="date">
            <text:p>04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Don't defend low attacks if dont defend in crouching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1 h</text:p>
          </table:table-cell>
          <table:table-cell table:style-name="ce17" office:value-type="string" calcext:value-type="string">
            <text:p>1 : 30h</text:p>
          </table:table-cell>
          <table:table-cell table:style-name="ce18" office:value-type="date" office:date-value="2019-06-06" calcext:value-type="date">
            <text:p>06/06/19</text:p>
          </table:table-cell>
          <table:table-cell table:style-name="ce17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Clean memory leaks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2 h</text:p>
          </table:table-cell>
          <table:table-cell table:style-name="ce18" office:value-type="date" office:date-value="2019-06-07" calcext:value-type="date">
            <text:p>07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Created Build 0.9.1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0:30 h</text:p>
          </table:table-cell>
          <table:table-cell table:style-name="ce17" office:value-type="string" calcext:value-type="string">
            <text:p>0:20 h</text:p>
          </table:table-cell>
          <table:table-cell table:style-name="ce18" office:value-type="date" office:date-value="2019-06-07" calcext:value-type="date">
            <text:p>07/06/19</text:p>
          </table:table-cell>
          <table:table-cell table:style-name="ce17" office:value-type="string" calcext:value-type="string">
            <text:p>-0:1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Fix Dhalsim particles</text:p>
          </table:table-cell>
          <table:table-cell table:style-name="ce17" office:value-type="string" calcext:value-type="string">
            <text:p>Rafa</text:p>
          </table:table-cell>
          <table:table-cell table:number-columns-repeated="2" table:style-name="ce17" office:value-type="string" calcext:value-type="string">
            <text:p>2 h</text:p>
          </table:table-cell>
          <table:table-cell table:style-name="ce18" office:value-type="date" office:date-value="2019-06-07" calcext:value-type="date">
            <text:p>07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Opening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4 h</text:p>
          </table:table-cell>
          <table:table-cell table:style-name="ce17" office:value-type="string" calcext:value-type="string">
            <text:p>5 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Add Draw in fights</text:p>
          </table:table-cell>
          <table:table-cell table:style-name="ce17" office:value-type="string" calcext:value-type="string">
            <text:p>Rafa</text:p>
          </table:table-cell>
          <table:table-cell table:style-name="ce17" office:value-type="string" calcext:value-type="string">
            <text:p>3 h</text:p>
          </table:table-cell>
          <table:table-cell table:style-name="ce17" office:value-type="string" calcext:value-type="string">
            <text:p>5 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2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4">
          <table:table-cell table:style-name="ce17" table:number-columns-repeated="6"/>
          <table:table-cell table:style-name="ce3" table:number-columns-repeated="2"/>
          <table:table-cell table:number-columns-repeated="1016"/>
        </table:table-row>
        <table:table-row table:style-name="ro3">
          <table:table-cell table:style-name="ce17" office:value-type="string" calcext:value-type="string">
            <text:p>Multiple animation adjustment (sprite, logic, state implementation) / Win logic adjustment</text:p>
          </table:table-cell>
          <table:table-cell table:style-name="ce17" office:value-type="string" calcext:value-type="string">
            <text:p>Adria</text:p>
          </table:table-cell>
          <table:table-cell table:number-columns-repeated="2" table:style-name="ce17" office:value-type="string" calcext:value-type="string">
            <text:p>4h</text:p>
          </table:table-cell>
          <table:table-cell table:style-name="ce18" office:value-type="date" office:date-value="2019-06-04" calcext:value-type="date">
            <text:p>04/06/19</text:p>
          </table:table-cell>
          <table:table-cell table:style-name="ce17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Debug capabilities / bool dizzi gestor / sfx spritesheet gestion</text:p>
          </table:table-cell>
          <table:table-cell table:style-name="ce17" office:value-type="string" calcext:value-type="string">
            <text:p>Adria</text:p>
          </table:table-cell>
          <table:table-cell table:style-name="ce17" office:value-type="string" calcext:value-type="string">
            <text:p>5h</text:p>
          </table:table-cell>
          <table:table-cell table:style-name="ce17" office:value-type="string" calcext:value-type="string">
            <text:p>4h</text:p>
          </table:table-cell>
          <table:table-cell table:style-name="ce18" office:value-type="date" office:date-value="2019-06-05" calcext:value-type="date">
            <text:p>05/06/19</text:p>
          </table:table-cell>
          <table:table-cell table:style-name="ce1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table:number-columns-repeated="4"/>
          <table:table-cell table:style-name="ce18"/>
          <table:table-cell table:style-name="ce17"/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Sweep implementation /pushback logic / hitstop logic</text:p>
          </table:table-cell>
          <table:table-cell table:style-name="ce17" office:value-type="string" calcext:value-type="string">
            <text:p>Adria</text:p>
          </table:table-cell>
          <table:table-cell table:style-name="ce17" office:value-type="string" calcext:value-type="string">
            <text:p>5h</text:p>
          </table:table-cell>
          <table:table-cell table:style-name="ce17" office:value-type="string" calcext:value-type="string">
            <text:p>4h</text:p>
          </table:table-cell>
          <table:table-cell table:style-name="ce18" office:value-type="date" office:date-value="2019-06-07" calcext:value-type="date">
            <text:p>07/06/19</text:p>
          </table:table-cell>
          <table:table-cell table:style-name="ce1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1">
          <table:table-cell table:style-name="ce17" office:value-type="string" calcext:value-type="string">
            <text:p>Bug fixing / playtesting</text:p>
          </table:table-cell>
          <table:table-cell table:style-name="ce17" office:value-type="string" calcext:value-type="string">
            <text:p>Adria</text:p>
          </table:table-cell>
          <table:table-cell table:number-columns-repeated="2" table:style-name="ce17" office:value-type="string" calcext:value-type="string">
            <text:p>7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/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Improve get up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2h</text:p>
          </table:table-cell>
          <table:table-cell table:style-name="ce17" office:value-type="string" calcext:value-type="string">
            <text:p>3h</text:p>
          </table:table-cell>
          <table:table-cell table:style-name="ce18" office:value-type="date" office:date-value="2019-06-01" calcext:value-type="date">
            <text:p>01/06/19</text:p>
          </table:table-cell>
          <table:table-cell table:style-name="ce17" office:value-type="string" calcext:value-type="string">
            <text:p>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change Ryu for Dalshim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4h</text:p>
          </table:table-cell>
          <table:table-cell table:style-name="ce17" office:value-type="string" calcext:value-type="string">
            <text:p>3h</text:p>
          </table:table-cell>
          <table:table-cell table:style-name="ce18" office:value-type="date" office:date-value="2019-06-02" calcext:value-type="date">
            <text:p>02/06/19</text:p>
          </table:table-cell>
          <table:table-cell table:style-name="ce1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inputs fix</text:p>
          </table:table-cell>
          <table:table-cell table:style-name="ce17" office:value-type="string" calcext:value-type="string">
            <text:p>Jose</text:p>
          </table:table-cell>
          <table:table-cell table:number-columns-repeated="2" table:style-name="ce17" office:value-type="string" calcext:value-type="string">
            <text:p>1h</text:p>
          </table:table-cell>
          <table:table-cell table:style-name="ce18" office:value-type="date" office:date-value="2019-06-03" calcext:value-type="date">
            <text:p>03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combo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2h</text:p>
          </table:table-cell>
          <table:table-cell table:style-name="ce17" office:value-type="string" calcext:value-type="string">
            <text:p>3h</text:p>
          </table:table-cell>
          <table:table-cell table:style-name="ce18" office:value-type="date" office:date-value="2019-06-03" calcext:value-type="date">
            <text:p>03/06/19</text:p>
          </table:table-cell>
          <table:table-cell table:style-name="ce17" office:value-type="string" calcext:value-type="string">
            <text:p>1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turning p1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2 h</text:p>
          </table:table-cell>
          <table:table-cell table:style-name="ce17" office:value-type="string" calcext:value-type="string">
            <text:p>1:30 h</text:p>
          </table:table-cell>
          <table:table-cell table:style-name="ce18" office:value-type="date" office:date-value="2019-06-03" calcext:value-type="date">
            <text:p>03/06/19</text:p>
          </table:table-cell>
          <table:table-cell table:style-name="ce17" office:value-type="string" calcext:value-type="string">
            <text:p>-0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Improvements Oncollision and burning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3 h</text:p>
          </table:table-cell>
          <table:table-cell table:style-name="ce17" office:value-type="string" calcext:value-type="string">
            <text:p>3h</text:p>
          </table:table-cell>
          <table:table-cell table:style-name="ce18" office:value-type="date" office:date-value="2019-06-05" calcext:value-type="date">
            <text:p>05/06/19</text:p>
          </table:table-cell>
          <table:table-cell table:style-name="ce1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inputs P2 8 directions</text:p>
          </table:table-cell>
          <table:table-cell table:style-name="ce17" office:value-type="string" calcext:value-type="string">
            <text:p>Jose</text:p>
          </table:table-cell>
          <table:table-cell table:number-columns-repeated="2" table:style-name="ce17" office:value-type="string" calcext:value-type="string">
            <text:p>0:30 h</text:p>
          </table:table-cell>
          <table:table-cell table:style-name="ce18" office:value-type="date" office:date-value="2019-06-05" calcext:value-type="date">
            <text:p>05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burning improvement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1h</text:p>
          </table:table-cell>
          <table:table-cell table:style-name="ce17" office:value-type="string" calcext:value-type="string">
            <text:p>2:30h</text:p>
          </table:table-cell>
          <table:table-cell table:style-name="ce18" office:value-type="date" office:date-value="2019-06-07" calcext:value-type="date">
            <text:p>07/06/19</text:p>
          </table:table-cell>
          <table:table-cell table:style-name="ce17" office:value-type="string" calcext:value-type="string">
            <text:p>1:3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defending improvement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1 h</text:p>
          </table:table-cell>
          <table:table-cell table:style-name="ce17" office:value-type="string" calcext:value-type="string">
            <text:p>1:30 h</text:p>
          </table:table-cell>
          <table:table-cell table:style-name="ce18" office:value-type="date" office:date-value="2019-06-07" calcext:value-type="date">
            <text:p>07/06/19</text:p>
          </table:table-cell>
          <table:table-cell table:style-name="ce1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grab and grabbed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7 h</text:p>
          </table:table-cell>
          <table:table-cell table:style-name="ce17" office:value-type="string" calcext:value-type="string">
            <text:p>6h</text:p>
          </table:table-cell>
          <table:table-cell table:style-name="ce18" office:value-type="date" office:date-value="2019-06-06" calcext:value-type="date">
            <text:p>06/06/19</text:p>
          </table:table-cell>
          <table:table-cell table:style-name="ce17" office:value-type="string" calcext:value-type="string">
            <text:p>-1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hadoken input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0:20 h</text:p>
          </table:table-cell>
          <table:table-cell table:style-name="ce17" office:value-type="string" calcext:value-type="string">
            <text:p>0:15h</text:p>
          </table:table-cell>
          <table:table-cell table:style-name="ce18" office:value-type="date" office:date-value="2019-06-07" calcext:value-type="date">
            <text:p>07/06/19</text:p>
          </table:table-cell>
          <table:table-cell table:style-name="ce17" office:value-type="string" calcext:value-type="string">
            <text:p>0:05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Ydrill Ymummy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1 h</text:p>
          </table:table-cell>
          <table:table-cell table:style-name="ce17" office:value-type="string" calcext:value-type="string">
            <text:p>1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falling adjustment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0:30 h</text:p>
          </table:table-cell>
          <table:table-cell table:style-name="ce17" office:value-type="string" calcext:value-type="string">
            <text:p>1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0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turn fixe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3h</text:p>
          </table:table-cell>
          <table:table-cell table:style-name="ce17" office:value-type="string" calcext:value-type="string">
            <text:p>1:30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-1:3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win fixe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0:15 h</text:p>
          </table:table-cell>
          <table:table-cell table:style-name="ce17" office:value-type="string" calcext:value-type="string">
            <text:p>0:15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Not getting out of the screen fixe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0:30 h</text:p>
          </table:table-cell>
          <table:table-cell table:style-name="ce17" office:value-type="string" calcext:value-type="string">
            <text:p>0:30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Scene Ken fixed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2h</text:p>
          </table:table-cell>
          <table:table-cell table:style-name="ce17" office:value-type="string" calcext:value-type="string">
            <text:p>0:15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-1:45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sweep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1:30h</text:p>
          </table:table-cell>
          <table:table-cell table:style-name="ce17" office:value-type="string" calcext:value-type="string">
            <text:p>1:30 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lose improvements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0:20 h</text:p>
          </table:table-cell>
          <table:table-cell table:style-name="ce17" office:value-type="string" calcext:value-type="string">
            <text:p>0:30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0:10 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dying in grabbed</text:p>
          </table:table-cell>
          <table:table-cell table:style-name="ce17" office:value-type="string" calcext:value-type="string">
            <text:p>Jose</text:p>
          </table:table-cell>
          <table:table-cell table:number-columns-repeated="2" table:style-name="ce17" office:value-type="string" calcext:value-type="string">
            <text:p>0:10 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17" office:value-type="string" calcext:value-type="string">
            <text:p>0h</text:p>
          </table:table-cell>
          <table:table-cell table:style-name="ce3" table:number-columns-repeated="2"/>
          <table:table-cell table:number-columns-repeated="1016"/>
        </table:table-row>
        <table:table-row table:style-name="ro2">
          <table:table-cell table:style-name="ce17" office:value-type="string" calcext:value-type="string">
            <text:p>Puntuacion</text:p>
          </table:table-cell>
          <table:table-cell table:style-name="ce17" office:value-type="string" calcext:value-type="string">
            <text:p>Jose</text:p>
          </table:table-cell>
          <table:table-cell table:style-name="ce17" office:value-type="string" calcext:value-type="string">
            <text:p>1:30h</text:p>
          </table:table-cell>
          <table:table-cell table:style-name="ce17" office:value-type="string" calcext:value-type="string">
            <text:p>1h</text:p>
          </table:table-cell>
          <table:table-cell table:style-name="ce18" office:value-type="date" office:date-value="2019-06-08" calcext:value-type="date">
            <text:p>08/06/19</text:p>
          </table:table-cell>
          <table:table-cell table:style-name="ce48" office:value-type="string" calcext:value-type="string">
            <text:p>-0:30 h</text:p>
          </table:table-cell>
          <table:table-cell table:style-name="ce3" table:number-columns-repeated="2"/>
          <table:table-cell table:number-columns-repeated="1016"/>
        </table:table-row>
        <table:table-row table:style-name="ro1" table:number-rows-repeated="17">
          <table:table-cell table:style-name="ce17" table:number-columns-repeated="6"/>
          <table:table-cell table:style-name="ce3" table:number-columns-repeated="2"/>
          <table:table-cell table:number-columns-repeated="1016"/>
        </table:table-row>
        <table:table-row table:style-name="ro2" table:number-rows-repeated="40">
          <table:table-cell table:style-name="ce17" table:number-columns-repeated="6"/>
          <table:table-cell table:number-columns-repeated="1018"/>
        </table:table-row>
        <table:table-row table:style-name="ro7" table:number-rows-repeated="104833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Print_Area" table:base-cell-address="$Hoja1.$A$1" table:cell-range-address="Hoja1.$A$2:Hoja1.$F$90"/>
        </table:named-expressions>
      </table:table>
      <table:named-expressions/>
      <table:database-ranges>
        <table:database-range table:name="__Anonymous_Sheet_DB__0" table:target-range-address="Hoja1.A91:Hoja1.E155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1"/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105P0" style:volatile="true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105" number:language="es" number:country="ES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105P0"/>
    </number:currency-style>
    <number:time-style style:name="N104">
      <number:hours/>
      <number:text>:</number:text>
      <number:minutes number:style="long"/>
    </number:time-style>
    <number:currency-style style:name="N10104" number:language="es" number:country="ES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Excel_20_Built-in_20_Check_20_Cell" style:display-name="Excel Built-in Check Cell" style:family="table-cell" style:parent-style-name="Default" style:data-style-name="N0">
      <style:table-cell-properties fo:background-color="#a5a5a5" fo:border="0.06pt solid #3f3f3f" style:vertical-align="automatic"/>
      <style:text-properties fo:color="#ffffff" style:font-name="Calibri" fo:font-family="Calibri" style:font-family-generic="swiss" fo:font-weight="bold" style:font-name-asian="Calibri1" style:font-family-asian="Calibri" style:font-weight-asian="bold" style:font-name-complex="Calibri1" style:font-family-complex="Calibri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5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9.05mm" fo:margin-bottom="19.05mm" fo:margin-left="17.78mm" fo:margin-right="17.78mm" style:print-page-order="ttb" style:first-page-number="continue" style:scale-to="34%" style:print="charts drawings objects"/>
      <style:header-style>
        <style:header-footer-properties fo:min-height="10mm" fo:margin-left="0mm" fo:margin-right="0mm" fo:margin-bottom="0mm"/>
      </style:header-style>
      <style:footer-style>
        <style:header-footer-properties fo:min-height="10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0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Windows_X86_64 LibreOffice_project/86daf60bf00efa86ad547e59e09d6bb77c699acb</meta:generator>
    <dc:date>2019-06-09T12:13:13.181000000</dc:date>
    <meta:editing-cycles>81</meta:editing-cycles>
    <meta:editing-duration>PT8H31M27S</meta:editing-duration>
    <meta:document-statistic meta:table-count="1" meta:cell-count="1033" meta:object-count="0"/>
  </office:meta>
</office:document-meta>
</file>